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666666" draw:marker-start-width="0.355cm" draw:marker-end-width="0.355cm" draw:fill-color="#eeeee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cm" svg:stroke-color="#ff6600" draw:marker-start-width="0.203cm" draw:marker-end="Arrow" draw:marker-end-width="0.254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152cm" svg:stroke-color="#99ccff" draw:marker-start-width="0.66cm" draw:marker-end="Circle" draw:marker-end-width="0.508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808080" draw:marker-start-width="0.66cm" draw:marker-end="Circle" draw:marker-end-width="0.508cm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039cm" fo:padding-top="0cm" fo:padding-bottom="0cm" fo:padding-left="0cm" fo:padding-right="0cm"/>
    </style:style>
    <style:style style:name="gr6" style:family="graphic" style:parent-style-name="objectwithoutfill">
      <style:graphic-properties svg:stroke-width="0.152cm" svg:stroke-color="#99cc66" draw:marker-start-width="0.66cm" draw:marker-end="Circle" draw:marker-end-width="0.508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4cm" fo:min-width="0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0.709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cm" fo:padding-top="0cm" fo:padding-bottom="0cm" fo:padding-left="0cm" fo:padding-right="0cm"/>
    </style:style>
    <style:style style:name="gr11" style:family="graphic" style:parent-style-name="objectwithoutfill">
      <style:graphic-properties svg:stroke-width="0.152cm" svg:stroke-color="#808080" draw:marker-start-width="0.66cm" draw:marker-end="Circle" draw:marker-end-width="0.508cm" svg:stroke-linecap="round" draw:fill="none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svg:stroke-width="0.102cm" svg:stroke-color="#000000" draw:marker-start-width="0.509cm" draw:marker-end-width="0.509cm" draw:fill-color="#ff950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 fo:padding-top="0cm" fo:padding-bottom="0cm" fo:padding-left="0cm" fo:padding-right="0cm"/>
    </style:style>
    <style:style style:name="gr15" style:family="graphic" style:parent-style-name="standard">
      <style:graphic-properties svg:stroke-width="0.102cm" svg:stroke-color="#000000" draw:marker-start-width="0.509cm" draw:marker-end-width="0.509cm" draw:fill-color="#ff420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203cm" svg:stroke-color="#ff950e" draw:marker-start-width="0.813cm" draw:marker-end="Arrow" draw:marker-end-width="0.406cm" svg:stroke-linecap="round" draw:fill="none" draw:textarea-vertical-align="middle" fo:padding-top="0.226cm" fo:padding-bottom="0.226cm" fo:padding-left="0.351cm" fo:padding-right="0.351cm"/>
    </style:style>
    <style:style style:name="gr17" style:family="graphic" style:parent-style-name="standard">
      <style:graphic-properties svg:stroke-width="0.102cm" svg:stroke-color="#000000" draw:marker-start-width="0.509cm" draw:marker-end-width="0.509cm" draw:fill-color="#ffd320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2cm" fo:min-width="0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Calibri" style:font-family-generic="swiss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family="Calibri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Calibri" style:font-family-generic="swiss" style:font-pitch="variable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68cm" svg:height="3.204cm" svg:x="6.426cm" svg:y="5.9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68cm" svg:height="3.204cm" svg:x="5.701cm" svg:y="10.872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228cm" svg:y1="12.616cm" svg:x2="12.908cm" svg:y2="4.752cm">
            <text:p/>
          </draw:line>
          <draw:line draw:style-name="gr2" draw:text-style-name="P1" draw:layer="layout" svg:x1="7.228cm" svg:y1="12.58cm" svg:x2="17.933cm" svg:y2="3.86cm">
            <text:p/>
          </draw:line>
          <draw:line draw:style-name="gr2" draw:text-style-name="P1" draw:layer="layout" svg:x1="7.246cm" svg:y1="12.562cm" svg:x2="21.993cm" svg:y2="7.628cm">
            <text:p/>
          </draw:line>
          <draw:line draw:style-name="gr2" draw:text-style-name="P1" draw:layer="layout" svg:x1="7.265cm" svg:y1="12.58cm" svg:x2="20.427cm" svg:y2="14.309cm">
            <text:p/>
          </draw:line>
          <draw:line draw:style-name="gr2" draw:text-style-name="P1" draw:layer="layout" svg:x1="7.228cm" svg:y1="12.58cm" svg:x2="17.004cm" svg:y2="14.765cm">
            <text:p/>
          </draw:line>
          <draw:line draw:style-name="gr2" draw:text-style-name="P1" draw:layer="layout" svg:x1="8.01cm" svg:y1="7.555cm" svg:x2="12.908cm" svg:y2="4.77cm">
            <text:p/>
          </draw:line>
          <draw:line draw:style-name="gr2" draw:text-style-name="P1" draw:layer="layout" svg:x1="7.884cm" svg:y1="7.665cm" svg:x2="17.969cm" svg:y2="3.841cm">
            <text:p/>
          </draw:line>
          <draw:line draw:style-name="gr2" draw:text-style-name="P1" draw:layer="layout" svg:x1="7.956cm" svg:y1="7.628cm" svg:x2="22.047cm" svg:y2="7.665cm">
            <text:p/>
          </draw:line>
          <draw:line draw:style-name="gr2" draw:text-style-name="P1" draw:layer="layout" svg:x1="7.938cm" svg:y1="7.646cm" svg:x2="20.427cm" svg:y2="14.346cm">
            <text:p/>
          </draw:line>
          <draw:line draw:style-name="gr2" draw:text-style-name="P1" draw:layer="layout" svg:x1="7.993cm" svg:y1="7.628cm" svg:x2="17.04cm" svg:y2="14.819cm">
            <text:p/>
          </draw:line>
        </draw:g>
        <draw:custom-shape draw:style-name="gr1" draw:text-style-name="P1" draw:layer="layout" svg:width="3.168cm" svg:height="3.204cm" svg:x="18.003cm" svg:y="2.0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68cm" svg:height="3.204cm" svg:x="22.081cm" svg:y="6.4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68cm" svg:height="3.204cm" svg:x="16.693cm" svg:y="8.2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68cm" svg:height="3.204cm" svg:x="20.425cm" svg:y="13.0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68cm" svg:height="3.204cm" svg:x="15.509cm" svg:y="14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68cm" svg:height="3.204cm" svg:x="8.538cm" svg:y="15.6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534cm" svg:y1="9.063cm" svg:x2="19.498cm" svg:y2="9.904cm">
          <text:p/>
        </draw:line>
        <draw:line draw:style-name="gr4" draw:text-style-name="P1" draw:layer="layout" svg:x1="17.531cm" svg:y1="9.066cm" svg:x2="18.933cm" svg:y2="10.668cm">
          <text:p/>
        </draw:line>
        <draw:frame draw:style-name="gr5" draw:text-style-name="P2" draw:layer="layout" svg:width="1.039cm" svg:height="0.344cm" svg:x="18.714cm" svg:y="9.12cm">
          <draw:text-box>
            <text:p><text:span text:style-name="T1">JBoss CLI</text:span></text:p>
          </draw:text-box>
        </draw:frame>
        <draw:line draw:style-name="gr6" draw:text-style-name="P1" draw:layer="layout" svg:x1="17.515cm" svg:y1="9.075cm" svg:x2="18.096cm" svg:y2="11.16cm">
          <text:p/>
        </draw:line>
        <draw:frame draw:style-name="gr7" draw:text-style-name="P2" draw:layer="layout" svg:width="0.497cm" svg:height="0.344cm" svg:x="17.167cm" svg:y="10.851cm">
          <draw:text-box>
            <text:p><text:span text:style-name="T1">JMX</text:span></text:p>
          </draw:text-box>
        </draw:frame>
        <draw:frame draw:style-name="gr8" draw:text-style-name="P2" draw:layer="layout" svg:width="0.709cm" svg:height="0.344cm" svg:x="18.77cm" svg:y="10.777cm">
          <draw:text-box>
            <text:p><text:span text:style-name="T1">Direct</text:span></text:p>
          </draw:text-box>
        </draw:frame>
        <draw:line draw:style-name="gr6" draw:text-style-name="P1" draw:layer="layout" svg:x1="17.581cm" svg:y1="9.04cm" svg:x2="23.994cm" svg:y2="8.083cm">
          <text:p/>
        </draw:line>
        <draw:frame draw:style-name="gr5" draw:text-style-name="P2" draw:layer="layout" svg:width="1.039cm" svg:height="0.344cm" svg:x="19.282cm" svg:y="5.48cm">
          <draw:text-box>
            <text:p><text:span text:style-name="T1">JBoss CLI</text:span></text:p>
          </draw:text-box>
        </draw:frame>
        <draw:frame draw:style-name="gr9" draw:text-style-name="P2" draw:layer="layout" svg:width="0.472cm" svg:height="0.357cm" svg:x="18.052cm" svg:y="5.463cm">
          <draw:text-box>
            <text:p><text:span text:style-name="T1">ssh</text:span></text:p>
          </draw:text-box>
        </draw:frame>
        <draw:frame draw:style-name="gr10" draw:text-style-name="P2" draw:layer="layout" svg:width="0.497cm" svg:height="0.417cm" svg:x="21.465cm" svg:y="7.974cm">
          <draw:text-box>
            <text:p><text:span text:style-name="T1">JMX</text:span></text:p>
          </draw:text-box>
        </draw:frame>
        <draw:line draw:style-name="gr3" draw:text-style-name="P1" draw:layer="layout" svg:x1="16.424cm" svg:y1="15.712cm" svg:x2="18.388cm" svg:y2="16.553cm">
          <text:p/>
        </draw:line>
        <draw:line draw:style-name="gr4" draw:text-style-name="P1" draw:layer="layout" svg:x1="16.421cm" svg:y1="15.715cm" svg:x2="17.823cm" svg:y2="17.317cm">
          <text:p/>
        </draw:line>
        <draw:frame draw:style-name="gr5" draw:text-style-name="P2" draw:layer="layout" svg:width="1.039cm" svg:height="0.344cm" svg:x="17.514cm" svg:y="15.733cm">
          <draw:text-box>
            <text:p><text:span text:style-name="T1">JBoss CLI</text:span></text:p>
          </draw:text-box>
        </draw:frame>
        <draw:line draw:style-name="gr6" draw:text-style-name="P1" draw:layer="layout" svg:x1="16.405cm" svg:y1="15.724cm" svg:x2="16.986cm" svg:y2="17.809cm">
          <text:p/>
        </draw:line>
        <draw:frame draw:style-name="gr7" draw:text-style-name="P2" draw:layer="layout" svg:width="0.497cm" svg:height="0.344cm" svg:x="16.093cm" svg:y="17.299cm">
          <draw:text-box>
            <text:p><text:span text:style-name="T1">JMX</text:span></text:p>
          </draw:text-box>
        </draw:frame>
        <draw:frame draw:style-name="gr8" draw:text-style-name="P2" draw:layer="layout" svg:width="0.709cm" svg:height="0.344cm" svg:x="17.769cm" svg:y="17.444cm">
          <draw:text-box>
            <text:p><text:span text:style-name="T1">Direct</text:span></text:p>
          </draw:text-box>
        </draw:frame>
        <draw:line draw:style-name="gr11" draw:text-style-name="P1" draw:layer="layout" svg:x1="16.399cm" svg:y1="15.602cm" svg:x2="22.265cm" svg:y2="14.564cm">
          <text:p/>
        </draw:line>
        <draw:frame draw:style-name="gr7" draw:text-style-name="P2" draw:layer="layout" svg:width="0.472cm" svg:height="0.344cm" svg:x="19.845cm" svg:y="14.455cm">
          <draw:text-box>
            <text:p><text:span text:style-name="T1">ssh</text:span></text:p>
          </draw:text-box>
        </draw:frame>
        <draw:custom-shape draw:style-name="gr12" draw:text-style-name="P1" draw:layer="layout" svg:width="0.745cm" svg:height="0.745cm" svg:x="15.986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2.294cm" svg:height="0.779cm" svg:x="9.067cm" svg:y="17.882cm">
          <draw:text-box>
            <text:p text:style-name="P1"><text:span text:style-name="T1">InfoBot</text:span></text:p>
            <text:p text:style-name="P1"><text:span text:style-name="T1">Inference Engine</text:span></text:p>
          </draw:text-box>
        </draw:frame>
        <draw:custom-shape draw:style-name="gr1" draw:text-style-name="P1" draw:layer="layout" svg:width="3.168cm" svg:height="3.204cm" svg:x="12.907cm" svg:y="3.07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497cm" svg:y1="9.112cm" svg:x2="19.971cm" svg:y2="3.423cm">
          <text:p/>
        </draw:line>
        <draw:line draw:style-name="gr11" draw:text-style-name="P1" draw:layer="layout" svg:x1="17.51cm" svg:y1="9.085cm" svg:x2="19.461cm" svg:y2="3.168cm">
          <text:p/>
        </draw:line>
        <draw:g>
          <draw:line draw:style-name="gr11" draw:text-style-name="P1" draw:layer="layout" svg:x1="17.528cm" svg:y1="9.069cm" svg:x2="14.4cm" svg:y2="4.479cm">
            <text:p/>
          </draw:line>
          <draw:frame draw:style-name="gr7" draw:text-style-name="P2" draw:layer="layout" svg:width="0.472cm" svg:height="0.344cm" svg:x="15.258cm" svg:y="6.535cm">
            <draw:text-box>
              <text:p><text:span text:style-name="T1">ssh</text:span></text:p>
            </draw:text-box>
          </draw:frame>
        </draw:g>
        <draw:custom-shape draw:style-name="gr12" draw:text-style-name="P1" draw:layer="layout" svg:width="0.745cm" svg:height="0.745cm" svg:x="17.187cm" svg:y="8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2.002cm" svg:height="0.779cm" svg:x="14.801cm" svg:y="8.525cm">
          <draw:text-box>
            <text:p text:style-name="P1"><text:span text:style-name="T1">DataBot</text:span></text:p>
            <text:p text:style-name="P1"><text:span text:style-name="T1">Event Collector</text:span></text:p>
          </draw:text-box>
        </draw:frame>
        <draw:frame draw:style-name="gr14" draw:text-style-name="P3" draw:layer="layout" svg:width="2.002cm" svg:height="0.747cm" svg:x="13.581cm" svg:y="14.891cm">
          <draw:text-box>
            <text:p text:style-name="P1"><text:span text:style-name="T1">DataBot</text:span></text:p>
            <text:p text:style-name="P1"><text:span text:style-name="T1">Event Collector</text:span></text:p>
          </draw:text-box>
        </draw:frame>
        <draw:custom-shape draw:style-name="gr15" draw:text-style-name="P1" draw:layer="layout" svg:width="0.983cm" svg:height="0.983cm" svg:x="7.503cm" svg:y="7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17.604cm" svg:y1="8.993cm" svg:x2="10.559cm" svg:y2="16.658cm">
          <text:p/>
        </draw:line>
        <draw:custom-shape draw:style-name="gr17" draw:text-style-name="P1" draw:layer="layout" svg:width="0.983cm" svg:height="0.983cm" svg:x="9.687cm" svg:y="16.6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2.002cm" svg:height="0.779cm" svg:x="4.26cm" svg:y="7.288cm">
          <draw:text-box>
            <text:p text:style-name="P1"><text:span text:style-name="T1">StressBot</text:span></text:p>
            <text:p text:style-name="P1"><text:span text:style-name="T1">Load Generation</text:span></text:p>
          </draw:text-box>
        </draw:frame>
        <draw:custom-shape draw:style-name="gr15" draw:text-style-name="P1" draw:layer="layout" svg:width="0.983cm" svg:height="0.983cm" svg:x="6.778cm" svg:y="12.0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2.002cm" svg:height="0.779cm" svg:x="3.535cm" svg:y="12.171cm">
          <draw:text-box>
            <text:p text:style-name="P1"><text:span text:style-name="T1">StressBot</text:span></text:p>
            <text:p text:style-name="P1"><text:span text:style-name="T1">Load Generation</text:span></text:p>
          </draw:text-box>
        </draw:frame>
        <draw:line draw:style-name="gr16" draw:text-style-name="P1" draw:layer="layout" svg:x1="16.421cm" svg:y1="15.565cm" svg:x2="10.777cm" svg:y2="16.949cm">
          <text:p/>
        </draw:line>
        <draw:frame draw:style-name="gr18" draw:text-style-name="P5" draw:layer="layout" svg:width="0.636cm" svg:height="0.344cm" svg:x="9.814cm" svg:y="5.807cm">
          <draw:text-box>
            <text:p text:style-name="P4"><text:span text:style-name="T2">load</text:span></text:p>
          </draw:text-box>
        </draw:frame>
        <draw:frame draw:style-name="gr18" draw:text-style-name="P5" draw:layer="layout" svg:width="0.636cm" svg:height="0.344cm" svg:x="10.415cm" svg:y="6.153cm">
          <draw:text-box>
            <text:p text:style-name="P4"><text:span text:style-name="T2">load</text:span></text:p>
          </draw:text-box>
        </draw:frame>
        <draw:frame draw:style-name="gr18" draw:text-style-name="P5" draw:layer="layout" svg:width="0.636cm" svg:height="0.344cm" svg:x="11.144cm" svg:y="7.226cm">
          <draw:text-box>
            <text:p text:style-name="P4"><text:span text:style-name="T2">load</text:span></text:p>
          </draw:text-box>
        </draw:frame>
        <draw:frame draw:style-name="gr18" draw:text-style-name="P5" draw:layer="layout" svg:width="0.636cm" svg:height="0.344cm" svg:x="10.505cm" svg:y="8.61cm">
          <draw:text-box>
            <text:p text:style-name="P4"><text:span text:style-name="T2">load</text:span></text:p>
          </draw:text-box>
        </draw:frame>
        <draw:frame draw:style-name="gr18" draw:text-style-name="P5" draw:layer="layout" svg:width="0.636cm" svg:height="0.344cm" svg:x="9.759cm" svg:y="9.448cm">
          <draw:text-box>
            <text:p text:style-name="P4"><text:span text:style-name="T2">load</text:span></text:p>
          </draw:text-box>
        </draw:frame>
        <draw:frame draw:style-name="gr19" draw:text-style-name="P5" draw:layer="layout" svg:width="0.891cm" svg:height="0.344cm" svg:x="11.087cm" svg:y="14.636cm">
          <draw:text-box>
            <text:p text:style-name="P4"><text:span text:style-name="T2">events</text:span></text:p>
          </draw:text-box>
        </draw:frame>
        <draw:frame draw:style-name="gr19" draw:text-style-name="P5" draw:layer="layout" svg:width="0.891cm" svg:height="0.344cm" svg:x="12.49cm" svg:y="16.675cm">
          <draw:text-box>
            <text:p text:style-name="P4"><text:span text:style-name="T2">ev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7-06-10T11:56:10</meta:creation-date>
    <dc:date>2017-06-10T15:53:56</dc:date>
    <dc:creator>Ovidiu Feodorov</dc:creator>
    <meta:editing-duration>PT37M33S</meta:editing-duration>
    <meta:editing-cycles>3</meta:editing-cycles>
    <meta:generator>OpenOffice/4.1.1$Unix OpenOffice.org_project/411m6$Build-9775</meta:generator>
    <meta:document-statistic meta:object-count="62"/>
  </office:meta>
</office:document-meta>
</file>